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3687" calcext:value-type="float">
            <text:p>15.783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84141935484" calcext:value-type="float">
            <text:p>15.948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48513548387" calcext:value-type="float">
            <text:p>16.0048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33305806452" calcext:value-type="float">
            <text:p>15.7833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1896516129" calcext:value-type="float">
            <text:p>15.5918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9688" calcext:value-type="float">
            <text:p>15.59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3450322581" calcext:value-type="float">
            <text:p>15.4073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665125" calcext:value-type="float">
            <text:p>15.1166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4416" calcext:value-type="float">
            <text:p>15.5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38683870968" calcext:value-type="float">
            <text:p>15.833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92496" calcext:value-type="float">
            <text:p>15.78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08225" calcext:value-type="float">
            <text:p>15.8980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46220689655" calcext:value-type="float">
            <text:p>16.3546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27687741935" calcext:value-type="float">
            <text:p>16.3027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8082580645" calcext:value-type="float">
            <text:p>16.2008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8356129032" calcext:value-type="float">
            <text:p>16.0878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33419354839" calcext:value-type="float">
            <text:p>15.92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9824" calcext:value-type="float">
            <text:p>15.65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88717419355" calcext:value-type="float">
            <text:p>15.5288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194875" calcext:value-type="float">
            <text:p>15.5919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52416" calcext:value-type="float">
            <text:p>15.72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02601290323" calcext:value-type="float">
            <text:p>15.3302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03184" calcext:value-type="float">
            <text:p>14.7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8732" calcext:value-type="float">
            <text:p>14.23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07545806452" calcext:value-type="float">
            <text:p>13.4607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26547096774" calcext:value-type="float">
            <text:p>15.2426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48338064516" calcext:value-type="float">
            <text:p>16.1348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6126451613" calcext:value-type="float">
            <text:p>15.9016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5836" calcext:value-type="float">
            <text:p>15.70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60082580645" calcext:value-type="float">
            <text:p>15.8960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49025" calcext:value-type="float">
            <text:p>16.1144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32592" calcext:value-type="float">
            <text:p>16.32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15481290323" calcext:value-type="float">
            <text:p>16.4915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8584" calcext:value-type="float">
            <text:p>16.4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0075" calcext:value-type="float">
            <text:p>16.3890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22034285714" calcext:value-type="float">
            <text:p>16.4322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4603870968" calcext:value-type="float">
            <text:p>16.3794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14738064516" calcext:value-type="float">
            <text:p>15.9214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61646451613" calcext:value-type="float">
            <text:p>15.746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7496" calcext:value-type="float">
            <text:p>16.23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59091612903" calcext:value-type="float">
            <text:p>16.4059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76275" calcext:value-type="float">
            <text:p>16.389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6088" calcext:value-type="float">
            <text:p>16.52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9223225807" calcext:value-type="float">
            <text:p>16.4989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77296" calcext:value-type="float">
            <text:p>16.3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887425" calcext:value-type="float">
            <text:p>16.1388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47065714286" calcext:value-type="float">
            <text:p>15.9947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9985714286" calcext:value-type="float">
            <text:p>16.4259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23151304348" calcext:value-type="float">
            <text:p>15.972315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09535483871" calcext:value-type="float">
            <text:p>15.740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50968" calcext:value-type="float">
            <text:p>15.73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573475" calcext:value-type="float">
            <text:p>16.1657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38100645161" calcext:value-type="float">
            <text:p>16.1538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3156" calcext:value-type="float">
            <text:p>15.8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82415483871" calcext:value-type="float">
            <text:p>15.378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0084" calcext:value-type="float">
            <text:p>15.15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366575" calcext:value-type="float">
            <text:p>15.6136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03812413793" calcext:value-type="float">
            <text:p>15.82038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5486451613" calcext:value-type="float">
            <text:p>16.1515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3896774194" calcext:value-type="float">
            <text:p>16.096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1560516129" calcext:value-type="float">
            <text:p>15.9515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4433548387" calcext:value-type="float">
            <text:p>15.7884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7016" calcext:value-type="float">
            <text:p>15.84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4020645161" calcext:value-type="float">
            <text:p>15.9374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41025" calcext:value-type="float">
            <text:p>15.8554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3112" calcext:value-type="float">
            <text:p>15.59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65009032258" calcext:value-type="float">
            <text:p>15.2165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44256" calcext:value-type="float">
            <text:p>14.78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647725" calcext:value-type="float">
            <text:p>14.4864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4945714286" calcext:value-type="float">
            <text:p>14.6794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8415483871" calcext:value-type="float">
            <text:p>15.09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8652903226" calcext:value-type="float">
            <text:p>15.5878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8343225807" calcext:value-type="float">
            <text:p>15.4138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7692903226" calcext:value-type="float">
            <text:p>15.200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30432" calcext:value-type="float">
            <text:p>15.1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9863225806" calcext:value-type="float">
            <text:p>14.7249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5607272727" calcext:value-type="float">
            <text:p>14.05756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6424" calcext:value-type="float">
            <text:p>13.1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33938064516" calcext:value-type="float">
            <text:p>12.2333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77832" calcext:value-type="float">
            <text:p>13.65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28763636364" calcext:value-type="float">
            <text:p>15.1628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147" calcext:value-type="float">
            <text:p>15.57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69398709677" calcext:value-type="float">
            <text:p>15.6069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8939354839" calcext:value-type="float">
            <text:p>15.3868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846125" calcext:value-type="float">
            <text:p>14.3584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2024" calcext:value-type="float">
            <text:p>13.8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7816774194" calcext:value-type="float">
            <text:p>14.2797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563" calcext:value-type="float">
            <text:p>15.1725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668" calcext:value-type="float">
            <text:p>15.7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15901935484" calcext:value-type="float">
            <text:p>15.451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7784516129" calcext:value-type="float">
            <text:p>15.457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6446896552" calcext:value-type="float">
            <text:p>16.44364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57011612903" calcext:value-type="float">
            <text:p>16.2657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88998709677" calcext:value-type="float">
            <text:p>16.0488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22779354839" calcext:value-type="float">
            <text:p>15.7922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26048" calcext:value-type="float">
            <text:p>15.55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3723870968" calcext:value-type="float">
            <text:p>15.2943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1370322581" calcext:value-type="float">
            <text:p>15.2671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436" calcext:value-type="float">
            <text:p>17.45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2007" calcext:value-type="float">
            <text:p>17.582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0308" calcext:value-type="float">
            <text:p>17.4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36289032258" calcext:value-type="float">
            <text:p>17.3836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1192" calcext:value-type="float">
            <text:p>17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70265" calcext:value-type="float">
            <text:p>17.3570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97368" calcext:value-type="float">
            <text:p>17.2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158225" calcext:value-type="float">
            <text:p>17.2315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34268387097" calcext:value-type="float">
            <text:p>17.1434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7055" calcext:value-type="float">
            <text:p>17.0747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678725" calcext:value-type="float">
            <text:p>16.9667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5429677419" calcext:value-type="float">
            <text:p>16.8435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437475" calcext:value-type="float">
            <text:p>16.7143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57814193548" calcext:value-type="float">
            <text:p>16.7357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58975" calcext:value-type="float">
            <text:p>16.705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74077241379" calcext:value-type="float">
            <text:p>16.80740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019625" calcext:value-type="float">
            <text:p>16.8101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351375" calcext:value-type="float">
            <text:p>16.6835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71698064516" calcext:value-type="float">
            <text:p>16.5371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90757419355" calcext:value-type="float">
            <text:p>16.3990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732" calcext:value-type="float">
            <text:p>16.2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438875" calcext:value-type="float">
            <text:p>16.064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98025" calcext:value-type="float">
            <text:p>15.8439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64482580645" calcext:value-type="float">
            <text:p>15.6064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54325" calcext:value-type="float">
            <text:p>15.3955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1623225806" calcext:value-type="float">
            <text:p>14.9901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818" calcext:value-type="float">
            <text:p>14.545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45944" calcext:value-type="float">
            <text:p>16.74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72135" calcext:value-type="float">
            <text:p>16.5672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4286451613" calcext:value-type="float">
            <text:p>16.334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5886451613" calcext:value-type="float">
            <text:p>16.0905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96580645161" calcext:value-type="float">
            <text:p>15.699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27385" calcext:value-type="float">
            <text:p>15.0527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45917142857" calcext:value-type="float">
            <text:p>15.18459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183225" calcext:value-type="float">
            <text:p>15.4218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20265" calcext:value-type="float">
            <text:p>15.4520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89938064516" calcext:value-type="float">
            <text:p>15.1289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2490322581" calcext:value-type="float">
            <text:p>14.639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9729032258" calcext:value-type="float">
            <text:p>14.039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378425" calcext:value-type="float">
            <text:p>13.5137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61625" calcext:value-type="float">
            <text:p>13.6936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13066666667" calcext:value-type="float">
            <text:p>13.841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88555294118" calcext:value-type="float">
            <text:p>14.778855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5826" calcext:value-type="float">
            <text:p>14.355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63028571429" calcext:value-type="float">
            <text:p>13.236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4777" calcext:value-type="float">
            <text:p>13.074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08727741936" calcext:value-type="float">
            <text:p>15.6108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03875" calcext:value-type="float">
            <text:p>16.3120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04075" calcext:value-type="float">
            <text:p>16.3280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04900645161" calcext:value-type="float">
            <text:p>16.260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582" calcext:value-type="float">
            <text:p>16.08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85821935484" calcext:value-type="float">
            <text:p>15.7685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946725" calcext:value-type="float">
            <text:p>15.5494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0608" calcext:value-type="float">
            <text:p>16.0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7585" calcext:value-type="float">
            <text:p>15.9747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139975" calcext:value-type="float">
            <text:p>15.7713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4818064516" calcext:value-type="float">
            <text:p>15.6044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6205" calcext:value-type="float">
            <text:p>15.356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1530322581" calcext:value-type="float">
            <text:p>15.0141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541425" calcext:value-type="float">
            <text:p>15.1254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85675" calcext:value-type="float">
            <text:p>15.208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25858064516" calcext:value-type="float">
            <text:p>14.91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481925" calcext:value-type="float">
            <text:p>14.1748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0372" calcext:value-type="float">
            <text:p>13.3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4868571429" calcext:value-type="float">
            <text:p>14.5814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32664" calcext:value-type="float">
            <text:p>16.53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88301935484" calcext:value-type="float">
            <text:p>16.2288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85890909091" calcext:value-type="float">
            <text:p>15.9585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6625" calcext:value-type="float">
            <text:p>16.349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9428" calcext:value-type="float">
            <text:p>16.75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11403636364" calcext:value-type="float">
            <text:p>17.02114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7212" calcext:value-type="float">
            <text:p>16.971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87016" calcext:value-type="float">
            <text:p>16.73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8209" calcext:value-type="float">
            <text:p>16.658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4429090909" calcext:value-type="float">
            <text:p>17.19044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85736" calcext:value-type="float">
            <text:p>17.23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20485" calcext:value-type="float">
            <text:p>17.1520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50175" calcext:value-type="float">
            <text:p>16.9685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505" calcext:value-type="float">
            <text:p>16.867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5965714286" calcext:value-type="float">
            <text:p>16.8925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51536" calcext:value-type="float">
            <text:p>16.54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5956129032" calcext:value-type="float">
            <text:p>16.4535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2895" calcext:value-type="float">
            <text:p>16.413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6568516129" calcext:value-type="float">
            <text:p>16.396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11815" calcext:value-type="float">
            <text:p>16.3111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7338181818" calcext:value-type="float">
            <text:p>16.27373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9048" calcext:value-type="float">
            <text:p>16.2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107" calcext:value-type="float">
            <text:p>16.096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93766153846" calcext:value-type="float">
            <text:p>15.87937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2153" calcext:value-type="float">
            <text:p>15.702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1771034483" calcext:value-type="float">
            <text:p>15.43517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8189" calcext:value-type="float">
            <text:p>15.228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585425" calcext:value-type="float">
            <text:p>14.8358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10482580645" calcext:value-type="float">
            <text:p>14.3110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5073103448" calcext:value-type="float">
            <text:p>14.10950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81515" calcext:value-type="float">
            <text:p>14.9281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71275" calcext:value-type="float">
            <text:p>14.4657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9969032258" calcext:value-type="float">
            <text:p>13.8509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84036363636" calcext:value-type="float">
            <text:p>12.8584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6" calcext:value-type="float">
            <text:p>11.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623525" calcext:value-type="float">
            <text:p>11.0262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76" calcext:value-type="float">
            <text:p>12.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21746206897" calcext:value-type="float">
            <text:p>15.40217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09145" calcext:value-type="float">
            <text:p>16.4609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6346666667" calcext:value-type="float">
            <text:p>16.8466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958" calcext:value-type="float">
            <text:p>15.68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7756" calcext:value-type="float">
            <text:p>15.82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7511483871" calcext:value-type="float">
            <text:p>16.2475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9178181818" calcext:value-type="float">
            <text:p>16.22191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94430967742" calcext:value-type="float">
            <text:p>16.3394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22584" calcext:value-type="float">
            <text:p>16.34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79455483871" calcext:value-type="float">
            <text:p>16.057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8402580645" calcext:value-type="float">
            <text:p>16.0758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85845" calcext:value-type="float">
            <text:p>16.8685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9736" calcext:value-type="float">
            <text:p>16.88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609925" calcext:value-type="float">
            <text:p>16.7960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18005" calcext:value-type="float">
            <text:p>16.6918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5682580645" calcext:value-type="float">
            <text:p>16.5665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70371612903" calcext:value-type="float">
            <text:p>16.2870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544275" calcext:value-type="float">
            <text:p>16.1154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322575" calcext:value-type="float">
            <text:p>15.903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939075" calcext:value-type="float">
            <text:p>15.6993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10929032258" calcext:value-type="float">
            <text:p>15.381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99021935484" calcext:value-type="float">
            <text:p>14.8999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13225" calcext:value-type="float">
            <text:p>14.391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73184" calcext:value-type="float">
            <text:p>14.91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1517419355" calcext:value-type="float">
            <text:p>15.1021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47578181818" calcext:value-type="float">
            <text:p>14.81475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07512" calcext:value-type="float">
            <text:p>14.2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79738181818" calcext:value-type="float">
            <text:p>14.63797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30992" calcext:value-type="float">
            <text:p>15.04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326225" calcext:value-type="float">
            <text:p>15.4332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9818181818" calcext:value-type="float">
            <text:p>15.5909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7864" calcext:value-type="float">
            <text:p>15.4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25083636364" calcext:value-type="float">
            <text:p>15.01250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16552" calcext:value-type="float">
            <text:p>14.41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80915" calcext:value-type="float">
            <text:p>14.4480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1202758621" calcext:value-type="float">
            <text:p>15.61112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8286451613" calcext:value-type="float">
            <text:p>16.4868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749425" calcext:value-type="float">
            <text:p>16.5274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158" calcext:value-type="float">
            <text:p>16.504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33825" calcext:value-type="float">
            <text:p>16.4223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31552" calcext:value-type="float">
            <text:p>16.25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8059354839" calcext:value-type="float">
            <text:p>15.8258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4732903226" calcext:value-type="float">
            <text:p>15.499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4770909091" calcext:value-type="float">
            <text:p>14.93547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88968" calcext:value-type="float">
            <text:p>14.3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89625" calcext:value-type="float">
            <text:p>14.558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65448275862" calcext:value-type="float">
            <text:p>14.3965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96565" calcext:value-type="float">
            <text:p>15.5396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075675" calcext:value-type="float">
            <text:p>15.9607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1383225807" calcext:value-type="float">
            <text:p>15.9411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817125" calcext:value-type="float">
            <text:p>15.8481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84838709677" calcext:value-type="float">
            <text:p>15.768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085575" calcext:value-type="float">
            <text:p>15.9908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14135" calcext:value-type="float">
            <text:p>15.8814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4273548387" calcext:value-type="float">
            <text:p>15.6604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48665" calcext:value-type="float">
            <text:p>15.3148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3220645161" calcext:value-type="float">
            <text:p>14.9163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279" calcext:value-type="float">
            <text:p>14.70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16024" calcext:value-type="float">
            <text:p>15.41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7447272727" calcext:value-type="float">
            <text:p>15.52974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351675" calcext:value-type="float">
            <text:p>15.1835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92836129032" calcext:value-type="float">
            <text:p>14.7192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283" calcext:value-type="float">
            <text:p>14.075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8024" calcext:value-type="float">
            <text:p>13.3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62475" calcext:value-type="float">
            <text:p>13.3806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6625454546" calcext:value-type="float">
            <text:p>14.22566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21175" calcext:value-type="float">
            <text:p>13.5052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23422222222" calcext:value-type="float">
            <text:p>12.6723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723475" calcext:value-type="float">
            <text:p>12.9272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5931034483" calcext:value-type="float">
            <text:p>14.9535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7281" calcext:value-type="float">
            <text:p>17.1072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014225" calcext:value-type="float">
            <text:p>17.1401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3130322581" calcext:value-type="float">
            <text:p>17.0563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0502" calcext:value-type="float">
            <text:p>16.970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09460645161" calcext:value-type="float">
            <text:p>16.860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142825" calcext:value-type="float">
            <text:p>16.7614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37175" calcext:value-type="float">
            <text:p>16.6903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26585806452" calcext:value-type="float">
            <text:p>16.5026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069275" calcext:value-type="float">
            <text:p>16.2106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24108387097" calcext:value-type="float">
            <text:p>15.8724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1777" calcext:value-type="float">
            <text:p>15.741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96085517241" calcext:value-type="float">
            <text:p>16.25960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523075" calcext:value-type="float">
            <text:p>16.7052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01675" calcext:value-type="float">
            <text:p>16.8980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3664516129" calcext:value-type="float">
            <text:p>16.78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683875" calcext:value-type="float">
            <text:p>16.6168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80663225807" calcext:value-type="float">
            <text:p>16.5080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311025" calcext:value-type="float">
            <text:p>16.5031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88175483871" calcext:value-type="float">
            <text:p>16.938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439225" calcext:value-type="float">
            <text:p>16.8543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7143225807" calcext:value-type="float">
            <text:p>16.7397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7795" calcext:value-type="float">
            <text:p>16.64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88835862069" calcext:value-type="float">
            <text:p>16.5288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5286" calcext:value-type="float">
            <text:p>16.38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269425" calcext:value-type="float">
            <text:p>16.222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62567741936" calcext:value-type="float">
            <text:p>16.016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11875" calcext:value-type="float">
            <text:p>15.8091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36020645161" calcext:value-type="float">
            <text:p>16.0136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496775" calcext:value-type="float">
            <text:p>16.1249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1703" calcext:value-type="float">
            <text:p>15.911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23476129032" calcext:value-type="float">
            <text:p>15.6123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13285" calcext:value-type="float">
            <text:p>15.2013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50211612903" calcext:value-type="float">
            <text:p>14.6350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74585" calcext:value-type="float">
            <text:p>14.7174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14992" calcext:value-type="float">
            <text:p>16.21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335475" calcext:value-type="float">
            <text:p>16.1733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33175" calcext:value-type="float">
            <text:p>15.9893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3920516129" calcext:value-type="float">
            <text:p>15.7839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965775" calcext:value-type="float">
            <text:p>15.5496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64660645161" calcext:value-type="float">
            <text:p>15.3064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9881" calcext:value-type="float">
            <text:p>15.049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71665" calcext:value-type="float">
            <text:p>14.6671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96025806452" calcext:value-type="float">
            <text:p>14.149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263" calcext:value-type="float">
            <text:p>13.42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63432258065" calcext:value-type="float">
            <text:p>12.406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867875" calcext:value-type="float">
            <text:p>12.2886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5211034483" calcext:value-type="float">
            <text:p>13.23452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043875" calcext:value-type="float">
            <text:p>14.9404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12355" calcext:value-type="float">
            <text:p>15.9812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9772903226" calcext:value-type="float">
            <text:p>16.102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5518" calcext:value-type="float">
            <text:p>15.95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9829677419" calcext:value-type="float">
            <text:p>15.7919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7215" calcext:value-type="float">
            <text:p>15.6787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754725" calcext:value-type="float">
            <text:p>15.427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1940645161" calcext:value-type="float">
            <text:p>15.0351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70375" calcext:value-type="float">
            <text:p>14.397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0392" calcext:value-type="float">
            <text:p>13.5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2125" calcext:value-type="float">
            <text:p>12.749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274" calcext:value-type="float">
            <text:p>14.130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589175" calcext:value-type="float">
            <text:p>15.1358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9852" calcext:value-type="float">
            <text:p>15.57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5546666667" calcext:value-type="float">
            <text:p>15.4445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94304" calcext:value-type="float">
            <text:p>15.55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94645" calcext:value-type="float">
            <text:p>16.2894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7713548387" calcext:value-type="float">
            <text:p>16.5077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2732903226" calcext:value-type="float">
            <text:p>16.566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852825" calcext:value-type="float">
            <text:p>16.418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112005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7745" calcext:value-type="float">
            <text:p>16.247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96" meta:object-count="0"/>
    <meta:user-defined meta:name="AppVersion">3.0</meta:user-defined>
  </office:meta>
</office:document-meta>
</file>